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8">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list-style-name="L5">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7">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9">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9">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88897283651029388"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8447553401566893549"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7131740762253644146"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491991315690805474"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Селестии не регистрируется. Активируется протокол экстренной эвакуации пациента Селестии к Луне.</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ва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жокей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ь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Вместе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вершается!</text:p>
      <text:p text:style-name="P51"/>
      <text:h text:style-name="Heading_20_2" text:outline-level="2">20. Назад</text:h>
      <text:list xml:id="list6585735486144849518" text:style-name="L5">
        <text:list-header>
          <text:p text:style-name="P158"/>
        </text:list-header>
      </text:list>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text:soft-page-break/>(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text:soft-page-break/></text:p>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text:soft-page-break/></text:p>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oft-page-break/><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oft-page-break/><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text:soft-page-break/>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text:soft-page-break/>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text:soft-page-break/>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text:soft-page-break/>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oft-page-break/><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text:soft-page-break/>–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text:soft-page-break/></text:p>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7288822489027755315" text:style-name="L6">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41296192" text:continue-numbering="true" text:style-name="L6">
        <text:list-header>
          <text:p text:style-name="P159">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300346" text:continue-numbering="true" text:style-name="L6">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303413" text:continue-numbering="true" text:style-name="L6">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text:soft-page-break/>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7947042085853384747" text:style-name="L7">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oft-page-break/><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749123708200532549" text:style-name="L8">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text:soft-page-break/>–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text:soft-page-break/>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text:soft-page-break/>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text:soft-page-break/>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text:soft-page-break/>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141910348117891254" text:style-name="L9">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oft-page-break/><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6T21:12:47</dc:date>
    <meta:editing-duration>P103DT12H55M36S</meta:editing-duration>
    <meta:editing-cycles>6350</meta:editing-cycles>
    <meta:generator>OpenOffice/4.1.1$Win32 OpenOffice.org_project/411m6$Build-9775</meta:generator>
    <dc:creator>макс </dc:creator>
    <meta:document-statistic meta:table-count="0" meta:image-count="0" meta:object-count="0" meta:page-count="190" meta:paragraph-count="3955" meta:word-count="89763" meta:character-count="572417"/>
  </office:meta>
</office:document-meta>
</file>